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1.2035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16.9575in"/>
    </style:style>
    <style:style style:name="co5" style:family="table-column">
      <style:table-column-properties fo:break-before="auto" style:column-width="4.2736in"/>
    </style:style>
    <style:style style:name="co6" style:family="table-column">
      <style:table-column-properties fo:break-before="auto" style:column-width="0.4492in"/>
    </style:style>
    <style:style style:name="co7" style:family="table-column">
      <style:table-column-properties fo:break-before="auto" style:column-width="0.4165in"/>
    </style:style>
    <style:style style:name="co8" style:family="table-column">
      <style:table-column-properties fo:break-before="auto" style:column-width="1.0945in"/>
    </style:style>
    <style:style style:name="co9" style:family="table-column">
      <style:table-column-properties fo:break-before="auto" style:column-width="1.5311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0.8209in"/>
    </style:style>
    <style:style style:name="co12" style:family="table-column">
      <style:table-column-properties fo:break-before="auto" style:column-width="0.9744in"/>
    </style:style>
    <style:style style:name="co13" style:family="table-column">
      <style:table-column-properties fo:break-before="auto" style:column-width="1.5862in"/>
    </style:style>
    <style:style style:name="co14" style:family="table-column">
      <style:table-column-properties fo:break-before="auto" style:column-width="0.3839in"/>
    </style:style>
    <style:style style:name="co15" style:family="table-column">
      <style:table-column-properties fo:break-before="auto" style:column-width="1.3783in"/>
    </style:style>
    <style:style style:name="co16" style:family="table-column">
      <style:table-column-properties fo:break-before="auto" style:column-width="0.4827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null-year="1941"/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2"/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BOM</text:p>
          </table:table-cell>
          <table:table-cell office:value-type="string">
            <text:p>DNP</text:p>
          </table:table-cell>
          <table:table-cell office:value-type="string">
            <text:p>MF</text:p>
          </table:table-cell>
          <table:table-cell office:value-type="string">
            <text:p>MPN</text:p>
          </table:table-cell>
          <table:table-cell office:value-type="string">
            <text:p>OC_FARNELL</text:p>
          </table:table-cell>
          <table:table-cell office:value-type="string">
            <text:p>OC_NEWARK</text:p>
          </table:table-cell>
          <table:table-cell office:value-type="string">
            <text:p>PACKAGE</text:p>
          </table:table-cell>
          <table:table-cell office:value-type="string">
            <text:p>PARTNO</text:p>
          </table:table-cell>
          <table:table-cell office:value-type="string">
            <text:p>SUPPLIER</text:p>
          </table:table-cell>
          <table:table-cell office:value-type="string">
            <text:p>TOL</text:p>
          </table:table-cell>
          <table:table-cell office:value-type="string">
            <text:p>TP_SIGNAL_NAME</text:p>
          </table:table-cell>
          <table:table-cell office:value-type="string">
            <text:p>VOLT</text:p>
          </table:table-cell>
        </table:table-row>
        <table:table-row table:style-name="ro2">
          <table:table-cell table:formula="of:=[.B2]*[.C2]" office:value-type="float" office:value="1300">
            <text:p>1300</text:p>
          </table:table-cell>
          <table:table-cell office:value-type="float" office:value="1300">
            <text:p>130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DM-KL25ZARDUINO</text:p>
          </table:table-cell>
          <table:table-cell office:value-type="string">
            <text:p>FRDM-KL25Z</text:p>
          </table:table-cell>
          <table:table-cell office:value-type="string">
            <text:p>FRDM1</text:p>
          </table:table-cell>
          <table:table-cell office:value-type="string">
            <text:p>For creating FRDM-KL25Z shields</text:p>
          </table:table-cell>
          <table:table-cell table:number-columns-repeated="7"/>
          <table:table-cell office:value-type="string">
            <text:p>FRDM-KL25Z</text:p>
          </table:table-cell>
          <table:table-cell table:number-columns-repeated="4"/>
        </table:table-row>
        <table:table-row table:style-name="ro2">
          <table:table-cell table:formula="of:=[.B3]*[.C3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R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6</text:p>
          </table:table-cell>
          <table:table-cell office:value-type="string">
            <text:p>RESISTOR, European symbol</text:p>
          </table:table-cell>
          <table:table-cell table:number-columns-repeated="12"/>
        </table:table-row>
        <table:table-row table:style-name="ro2">
          <table:table-cell table:formula="of:=[.B4]*[.C4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R</text:p>
          </table:table-cell>
          <table:table-cell office:value-type="string">
            <text:p>R_HAND</text:p>
          </table:table-cell>
          <table:table-cell office:value-type="string">
            <text:p>R0805H</text:p>
          </table:table-cell>
          <table:table-cell office:value-type="string">
            <text:p>R1, R19</text:p>
          </table:table-cell>
          <table:table-cell table:number-columns-repeated="10"/>
          <table:table-cell office:value-type="float" office:value="0.1">
            <text:p>0.1</text:p>
          </table:table-cell>
          <table:table-cell table:number-columns-repeated="2"/>
        </table:table-row>
        <table:table-row table:style-name="ro2">
          <table:table-cell table:formula="of:=[.B5]*[.C5]"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, C2, C3, C4, C5, C6, C7, C8, C9, C10, C11, C12, C13, C14, C15, C18, C19, C20, C22, C23, C24, C25, C26, C27, C28, C29, C30, C32, C35, C36, C37, C38, C39, C40, C41, C42, C48, C49, C54, C57, C58, C60, C61, C62, C63, C64, C65, C67, C68, C69, C70, C72</text:p>
          </table:table-cell>
          <table:table-cell office:value-type="string">
            <text:p>CAPACITOR, European symbol</text:p>
          </table:table-cell>
          <table:table-cell table:number-columns-repeated="12"/>
        </table:table-row>
        <table:table-row table:style-name="ro2">
          <table:table-cell table:formula="of:=[.B6]*[.C6]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, R6, R7, R8, R9, R10, R11, R12, R13, R28, R29, R30, R32, R34, R35, R36, R37, R51, R54, R55</text:p>
          </table:table-cell>
          <table:table-cell office:value-type="string">
            <text:p>RESISTOR, European symbol</text:p>
          </table:table-cell>
          <table:table-cell table:number-columns-repeated="12"/>
        </table:table-row>
        <table:table-row table:style-name="ro2">
          <table:table-cell table:formula="of:=[.B7]*[.C7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0p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71</text:p>
          </table:table-cell>
          <table:table-cell office:value-type="string">
            <text:p>CAPACITOR, European symbol</text:p>
          </table:table-cell>
          <table:table-cell table:number-columns-repeated="12"/>
        </table:table-row>
        <table:table-row table:style-name="ro2">
          <table:table-cell table:formula="of:=[.B8]*[.C8]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10u</text:p>
          </table:table-cell>
          <table:table-cell office:value-type="string">
            <text:p>CPOL-EUSMCA</text:p>
          </table:table-cell>
          <table:table-cell office:value-type="string">
            <text:p>SMC_A</text:p>
          </table:table-cell>
          <table:table-cell office:value-type="string">
            <text:p>C17, C21, C45</text:p>
          </table:table-cell>
          <table:table-cell office:value-type="string">
            <text:p>POLARIZED CAPACITOR, European symbol</text:p>
          </table:table-cell>
          <table:table-cell table:number-columns-repeated="12"/>
        </table:table-row>
        <table:table-row table:style-name="ro2">
          <table:table-cell table:formula="of:=[.B9]*[.C9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2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52</text:p>
          </table:table-cell>
          <table:table-cell office:value-type="string">
            <text:p>RESISTOR, European symbol</text:p>
          </table:table-cell>
          <table:table-cell table:number-columns-repeated="12"/>
        </table:table-row>
        <table:table-row table:style-name="ro2">
          <table:table-cell table:formula="of:=[.B10]*[.C10]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15p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33, C43, C50, C52</text:p>
          </table:table-cell>
          <table:table-cell office:value-type="string">
            <text:p>CAPACITOR, European symbol</text:p>
          </table:table-cell>
          <table:table-cell table:number-columns-repeated="12"/>
        </table:table-row>
        <table:table-row table:style-name="ro2">
          <table:table-cell table:formula="of:=[.B11]*[.C11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8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53</text:p>
          </table:table-cell>
          <table:table-cell office:value-type="string">
            <text:p>RESISTOR, European symbol</text:p>
          </table:table-cell>
          <table:table-cell table:number-columns-repeated="12"/>
        </table:table-row>
        <table:table-row table:style-name="ro2">
          <table:table-cell table:formula="of:=[.B12]*[.C12]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1A F</text:p>
          </table:table-cell>
          <table:table-cell office:value-type="string">
            <text:p>FUSE</text:p>
          </table:table-cell>
          <table:table-cell office:value-type="string">
            <text:p>FUSE1206</text:p>
          </table:table-cell>
          <table:table-cell office:value-type="string">
            <text:p>F3</text:p>
          </table:table-cell>
          <table:table-cell table:number-columns-repeated="4"/>
          <table:table-cell office:value-type="string">
            <text:p>3413.0115.22</text:p>
          </table:table-cell>
          <table:table-cell office:value-type="float" office:value="7785739">
            <text:p>7785739</text:p>
          </table:table-cell>
          <table:table-cell table:number-columns-repeated="3"/>
          <table:table-cell office:value-type="string">
            <text:p>SCHURTER</text:p>
          </table:table-cell>
          <table:table-cell table:number-columns-repeated="3"/>
        </table:table-row>
        <table:table-row table:style-name="ro2">
          <table:table-cell table:formula="of:=[.B13]*[.C13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office:value-type="string">
            <text:p>R_HAND</text:p>
          </table:table-cell>
          <table:table-cell office:value-type="string">
            <text:p>R0805H</text:p>
          </table:table-cell>
          <table:table-cell office:value-type="string">
            <text:p>R4, R20</text:p>
          </table:table-cell>
          <table:table-cell table:number-columns-repeated="13"/>
        </table:table-row>
        <table:table-row table:style-name="ro2">
          <table:table-cell table:formula="of:=[.B14]*[.C14]"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R</text:p>
          </table:table-cell>
          <table:table-cell office:value-type="string">
            <text:p>R-EU_R1206</text:p>
          </table:table-cell>
          <table:table-cell office:value-type="string">
            <text:p>R1206</text:p>
          </table:table-cell>
          <table:table-cell office:value-type="string">
            <text:p>R38, R39, R40, R41, R42, R44, R45, R46, R47, R48, R49, R50</text:p>
          </table:table-cell>
          <table:table-cell office:value-type="string">
            <text:p>RESISTOR, European symbol</text:p>
          </table:table-cell>
          <table:table-cell table:number-columns-repeated="12"/>
        </table:table-row>
        <table:table-row table:style-name="ro2">
          <table:table-cell table:formula="of:=[.B15]*[.C15]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2.0A F</text:p>
          </table:table-cell>
          <table:table-cell office:value-type="string">
            <text:p>FUSE</text:p>
          </table:table-cell>
          <table:table-cell office:value-type="string">
            <text:p>FUSE1206</text:p>
          </table:table-cell>
          <table:table-cell office:value-type="string">
            <text:p>F2</text:p>
          </table:table-cell>
          <table:table-cell table:number-columns-repeated="4"/>
          <table:table-cell office:value-type="string">
            <text:p>3413.0119.22</text:p>
          </table:table-cell>
          <table:table-cell office:value-type="float" office:value="7785763">
            <text:p>7785763</text:p>
          </table:table-cell>
          <table:table-cell table:number-columns-repeated="3"/>
          <table:table-cell office:value-type="string">
            <text:p>SCHURTER</text:p>
          </table:table-cell>
          <table:table-cell table:number-columns-repeated="3"/>
        </table:table-row>
        <table:table-row table:style-name="ro1">
          <table:table-cell table:formula="of:=[.B16]*[.C16]"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22-23-2021</text:p>
          </table:table-cell>
          <table:table-cell office:value-type="string">
            <text:p>X3, X6</text:p>
          </table:table-cell>
          <table:table-cell office:value-type="string">
            <text:p>.100 (2.54mm) Center Header - 2 Pin</text:p>
          </table:table-cell>
          <table:table-cell table:number-columns-repeated="2"/>
          <table:table-cell office:value-type="string">
            <text:p>MOLEX</text:p>
          </table:table-cell>
          <table:table-cell office:value-type="string">
            <text:p>22-23-2021</text:p>
          </table:table-cell>
          <table:table-cell office:value-type="float" office:value="1462926">
            <text:p>1462926</text:p>
          </table:table-cell>
          <table:table-cell office:value-type="string">
            <text:p>25C3832</text:p>
          </table:table-cell>
          <table:table-cell table:number-columns-repeated="6"/>
        </table:table-row>
        <table:table-row table:style-name="ro1">
          <table:table-cell table:formula="of:=[.B17]*[.C17]"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22-23-2031</text:p>
          </table:table-cell>
          <table:table-cell office:value-type="string">
            <text:p>X5, X8</text:p>
          </table:table-cell>
          <table:table-cell office:value-type="string">
            <text:p>.100 (2.54mm) Center Header - 3 Pin</text:p>
          </table:table-cell>
          <table:table-cell table:number-columns-repeated="2"/>
          <table:table-cell office:value-type="string">
            <text:p>MOLEX</text:p>
          </table:table-cell>
          <table:table-cell office:value-type="string">
            <text:p>22-23-2031</text:p>
          </table:table-cell>
          <table:table-cell office:value-type="float" office:value="1462950">
            <text:p>1462950</text:p>
          </table:table-cell>
          <table:table-cell office:value-type="string">
            <text:p>30C0862</text:p>
          </table:table-cell>
          <table:table-cell table:number-columns-repeated="6"/>
        </table:table-row>
        <table:table-row table:style-name="ro1">
          <table:table-cell table:formula="of:=[.B18]*[.C18]"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22-23-2041</text:p>
          </table:table-cell>
          <table:table-cell office:value-type="string">
            <text:p>X2, X4, X7</text:p>
          </table:table-cell>
          <table:table-cell office:value-type="string">
            <text:p>.100 (2.54mm) Center Header - 4 Pin</text:p>
          </table:table-cell>
          <table:table-cell table:number-columns-repeated="2"/>
          <table:table-cell office:value-type="string">
            <text:p>MOLEX</text:p>
          </table:table-cell>
          <table:table-cell office:value-type="string">
            <text:p>22-23-2041</text:p>
          </table:table-cell>
          <table:table-cell office:value-type="float" office:value="1462920">
            <text:p>1462920</text:p>
          </table:table-cell>
          <table:table-cell office:value-type="string">
            <text:p>38C0355</text:p>
          </table:table-cell>
          <table:table-cell table:number-columns-repeated="6"/>
        </table:table-row>
        <table:table-row table:style-name="ro2">
          <table:table-cell table:formula="of:=[.B19]*[.C19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.3">
            <text:p>24.3</text:p>
          </table:table-cell>
          <table:table-cell office:value-type="string">
            <text:p>R_HAND</text:p>
          </table:table-cell>
          <table:table-cell office:value-type="string">
            <text:p>R0805H</text:p>
          </table:table-cell>
          <table:table-cell office:value-type="string">
            <text:p>R17, R31</text:p>
          </table:table-cell>
          <table:table-cell table:number-columns-repeated="10"/>
          <table:table-cell office:value-type="float" office:value="0.1">
            <text:p>0.1</text:p>
          </table:table-cell>
          <table:table-cell table:number-columns-repeated="2"/>
        </table:table-row>
        <table:table-row table:style-name="ro2">
          <table:table-cell table:formula="of:=[.B20]*[.C20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7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</text:p>
          </table:table-cell>
          <table:table-cell office:value-type="string">
            <text:p>RESISTOR, European symbol</text:p>
          </table:table-cell>
          <table:table-cell table:number-columns-repeated="12"/>
        </table:table-row>
        <table:table-row table:style-name="ro1">
          <table:table-cell table:formula="of:=[.B21]*[.C21]"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3.3uH</text:p>
          </table:table-cell>
          <table:table-cell table:number-columns-repeated="2" office:value-type="string">
            <text:p>LQH44P</text:p>
          </table:table-cell>
          <table:table-cell office:value-type="string">
            <text:p>L1, L2</text:p>
          </table:table-cell>
          <table:table-cell office:value-type="string">
            <text:p>MuRata ChipCoils LQH44P series</text:p>
          </table:table-cell>
          <table:table-cell table:number-columns-repeated="3"/>
          <table:table-cell office:value-type="string">
            <text:p>LQH44PN3R3MP0</text:p>
          </table:table-cell>
          <table:table-cell office:value-type="float" office:value="1782797">
            <text:p>1782797</text:p>
          </table:table-cell>
          <table:table-cell table:number-columns-repeated="7"/>
        </table:table-row>
        <table:table-row table:style-name="ro2">
          <table:table-cell table:formula="of:=[.B22]*[.C22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56</text:p>
          </table:table-cell>
          <table:table-cell office:value-type="string">
            <text:p>RESISTOR, European symbol</text:p>
          </table:table-cell>
          <table:table-cell table:number-columns-repeated="12"/>
        </table:table-row>
        <table:table-row table:style-name="ro2">
          <table:table-cell table:formula="of:=[.B23]*[.C23]"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4.7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31, C34, C44, C46, C51, C53, C55, C56, C59</text:p>
          </table:table-cell>
          <table:table-cell office:value-type="string">
            <text:p>CAPACITOR, European symbol</text:p>
          </table:table-cell>
          <table:table-cell table:number-columns-repeated="2"/>
          <table:table-cell office:value-type="string">
            <text:p>TDK</text:p>
          </table:table-cell>
          <table:table-cell table:number-columns-repeated="9"/>
        </table:table-row>
        <table:table-row table:style-name="ro2">
          <table:table-cell table:formula="of:=[.B24]*[.C24]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K2</text:p>
          </table:table-cell>
          <table:table-cell office:value-type="string">
            <text:p>R_HAND</text:p>
          </table:table-cell>
          <table:table-cell office:value-type="string">
            <text:p>R0805H</text:p>
          </table:table-cell>
          <table:table-cell office:value-type="string">
            <text:p>R5, R21</text:p>
          </table:table-cell>
          <table:table-cell table:number-columns-repeated="13"/>
        </table:table-row>
        <table:table-row table:style-name="ro2">
          <table:table-cell table:formula="of:=[.B25]*[.C25]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4K3</text:p>
          </table:table-cell>
          <table:table-cell office:value-type="string">
            <text:p>R_HAND</text:p>
          </table:table-cell>
          <table:table-cell office:value-type="string">
            <text:p>R0805H</text:p>
          </table:table-cell>
          <table:table-cell office:value-type="string">
            <text:p>R16, R18, R33, R43</text:p>
          </table:table-cell>
          <table:table-cell table:number-columns-repeated="10"/>
          <table:table-cell office:value-type="float" office:value="0.1">
            <text:p>0.1</text:p>
          </table:table-cell>
          <table:table-cell table:number-columns-repeated="2"/>
        </table:table-row>
        <table:table-row table:style-name="ro2">
          <table:table-cell table:formula="of:=[.B26]*[.C26]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4K7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4, R15, R57</text:p>
          </table:table-cell>
          <table:table-cell office:value-type="string">
            <text:p>RESISTOR, European symbol</text:p>
          </table:table-cell>
          <table:table-cell table:number-columns-repeated="12"/>
        </table:table-row>
        <table:table-row table:style-name="ro2">
          <table:table-cell table:formula="of:=[.B27]*[.C27]" office:value-type="float" office:value="750">
            <text:p>750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string">
            <text:p>5V_500mA</text:p>
          </table:table-cell>
          <table:table-cell office:value-type="string">
            <text:p>REEDRELAY</text:p>
          </table:table-cell>
          <table:table-cell office:value-type="string">
            <text:p>REED</text:p>
          </table:table-cell>
          <table:table-cell office:value-type="string">
            <text:p>K1, K2, K3, K5, K6</text:p>
          </table:table-cell>
          <table:table-cell office:value-type="string">
            <text:p>RELAY</text:p>
          </table:table-cell>
          <table:table-cell table:number-columns-repeated="2"/>
          <table:table-cell table:style-name="ce1" office:value-type="date" office:date-value="9007-05-01">
            <text:p>05/01/07</text:p>
          </table:table-cell>
          <table:table-cell office:value-type="string">
            <text:p>COTO TECHNOLOGY</text:p>
          </table:table-cell>
          <table:table-cell office:value-type="float" office:value="1081622">
            <text:p>1081622</text:p>
          </table:table-cell>
          <table:table-cell office:value-type="string">
            <text:p>unknown</text:p>
          </table:table-cell>
          <table:table-cell table:number-columns-repeated="6"/>
        </table:table-row>
        <table:table-row table:style-name="ro2">
          <table:table-cell table:formula="of:=[.B28]*[.C28]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?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2, R23, R24, R25</text:p>
          </table:table-cell>
          <table:table-cell office:value-type="string">
            <text:p>RESISTOR, European symbol</text:p>
          </table:table-cell>
          <table:table-cell table:number-columns-repeated="12"/>
        </table:table-row>
        <table:table-row table:style-name="ro1">
          <table:table-cell table:formula="of:=[.B29]*[.C29]" office:value-type="float" office:value="800">
            <text:p>800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AD8132ARZ</text:p>
          </table:table-cell>
          <table:table-cell office:value-type="string">
            <text:p>SOIC127P600X175-8N</text:p>
          </table:table-cell>
          <table:table-cell office:value-type="string">
            <text:p>U1, U4</text:p>
          </table:table-cell>
          <table:table-cell office:value-type="string">
            <text:p>Low Cost, High Speed Differential Amplifier</text:p>
          </table:table-cell>
          <table:table-cell table:number-columns-repeated="2"/>
          <table:table-cell office:value-type="string">
            <text:p>Analog Devices</text:p>
          </table:table-cell>
          <table:table-cell/>
          <table:table-cell office:value-type="float" office:value="9426043">
            <text:p>9426043</text:p>
          </table:table-cell>
          <table:table-cell office:value-type="string">
            <text:p>19M8885</text:p>
          </table:table-cell>
          <table:table-cell office:value-type="string">
            <text:p>SOIC-8</text:p>
          </table:table-cell>
          <table:table-cell office:value-type="string">
            <text:p>AD8132ARZ</text:p>
          </table:table-cell>
          <table:table-cell table:number-columns-repeated="4"/>
        </table:table-row>
        <table:table-row table:style-name="ro1">
          <table:table-cell table:formula="of:=[.B30]*[.C30]"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ADG1608BRUZ</text:p>
          </table:table-cell>
          <table:table-cell office:value-type="string">
            <text:p>SOP65P640X120-16N</text:p>
          </table:table-cell>
          <table:table-cell office:value-type="string">
            <text:p>U2, U3</text:p>
          </table:table-cell>
          <table:table-cell office:value-type="string">
            <text:p>4.5 <text:s/>RON, 4-/8-Channel 5 V,+12 V, +5 V, and +3.3 V Multiplexers</text:p>
          </table:table-cell>
          <table:table-cell table:number-columns-repeated="3"/>
          <table:table-cell office:value-type="string">
            <text:p>ADG1608BRUZ</text:p>
          </table:table-cell>
          <table:table-cell office:value-type="float" office:value="1827330">
            <text:p>1827330</text:p>
          </table:table-cell>
          <table:table-cell office:value-type="string">
            <text:p>26R2416</text:p>
          </table:table-cell>
          <table:table-cell office:value-type="string">
            <text:p>TSSOP-16</text:p>
          </table:table-cell>
          <table:table-cell/>
          <table:table-cell office:value-type="string">
            <text:p>Analog Devices</text:p>
          </table:table-cell>
          <table:table-cell table:number-columns-repeated="3"/>
        </table:table-row>
        <table:table-row table:style-name="ro1">
          <table:table-cell table:formula="of:=[.B31]*[.C31]" office:value-type="float" office:value="600">
            <text:p>60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ADG734BRUZ</text:p>
          </table:table-cell>
          <table:table-cell office:value-type="string">
            <text:p>SOP65P640X120-20N</text:p>
          </table:table-cell>
          <table:table-cell office:value-type="string">
            <text:p>U5, U6</text:p>
          </table:table-cell>
          <table:table-cell office:value-type="string">
            <text:p>CMOS, 2.5Low Voltage, Triple/Quad SPDT Switches</text:p>
          </table:table-cell>
          <table:table-cell table:number-columns-repeated="3"/>
          <table:table-cell office:value-type="string">
            <text:p>ADG734BRUZ</text:p>
          </table:table-cell>
          <table:table-cell office:value-type="float" office:value="1661037">
            <text:p>1661037</text:p>
          </table:table-cell>
          <table:table-cell office:value-type="string">
            <text:p>59K1572</text:p>
          </table:table-cell>
          <table:table-cell office:value-type="string">
            <text:p>TSSOP-20</text:p>
          </table:table-cell>
          <table:table-cell/>
          <table:table-cell office:value-type="string">
            <text:p>Analog devices</text:p>
          </table:table-cell>
          <table:table-cell table:number-columns-repeated="3"/>
        </table:table-row>
        <table:table-row table:style-name="ro2">
          <table:table-cell table:formula="of:=[.B32]*[.C32]" office:value-type="float" office:value="1.5">
            <text:p>1.5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string">
            <text:p>BSS138</text:p>
          </table:table-cell>
          <table:table-cell office:value-type="string">
            <text:p>NFET</text:p>
          </table:table-cell>
          <table:table-cell office:value-type="string">
            <text:p>SOT23</text:p>
          </table:table-cell>
          <table:table-cell office:value-type="string">
            <text:p>Q1, Q2, Q3, Q4, Q5, Q6, Q7, Q8, Q9, Q10</text:p>
          </table:table-cell>
          <table:table-cell table:number-columns-repeated="8"/>
          <table:table-cell office:value-type="string">
            <text:p>FET</text:p>
          </table:table-cell>
          <table:table-cell table:number-columns-repeated="4"/>
        </table:table-row>
        <table:table-row table:style-name="ro2">
          <table:table-cell table:formula="of:=[.B33]*[.C33]" office:value-type="float" office:value="400">
            <text:p>40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FAB64</text:p>
          </table:table-cell>
          <table:table-cell office:value-type="string">
            <text:p>X1</text:p>
          </table:table-cell>
          <table:table-cell office:value-type="string">
            <text:p>CONNECTOR</text:p>
          </table:table-cell>
          <table:table-cell table:number-columns-repeated="12"/>
        </table:table-row>
        <table:table-row table:style-name="ro2">
          <table:table-cell table:formula="of:=[.B34]*[.C34]" office:value-type="float" office:value="270">
            <text:p>270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INA193</text:p>
          </table:table-cell>
          <table:table-cell office:value-type="string">
            <text:p>SOT23-5</text:p>
          </table:table-cell>
          <table:table-cell office:value-type="string">
            <text:p>U8</text:p>
          </table:table-cell>
          <table:table-cell office:value-type="string">
            <text:p>Current Sense Amplifier, Common-Mode Range</text:p>
          </table:table-cell>
          <table:table-cell table:number-columns-repeated="3"/>
          <table:table-cell office:value-type="string">
            <text:p>INA193AQDBVRQ1</text:p>
          </table:table-cell>
          <table:table-cell office:value-type="float" office:value="1903412">
            <text:p>1903412</text:p>
          </table:table-cell>
          <table:table-cell table:number-columns-repeated="7"/>
        </table:table-row>
        <table:table-row table:style-name="ro2">
          <table:table-cell table:formula="of:=[.B35]*[.C35]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JUMPER-3PTH</text:p>
          </table:table-cell>
          <table:table-cell office:value-type="string">
            <text:p>1X03</text:p>
          </table:table-cell>
          <table:table-cell office:value-type="string">
            <text:p>JP1</text:p>
          </table:table-cell>
          <table:table-cell table:number-columns-repeated="13"/>
        </table:table-row>
        <table:table-row table:style-name="ro1">
          <table:table-cell table:formula="of:=[.B36]*[.C36]"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LP38692MP-ADJ</text:p>
          </table:table-cell>
          <table:table-cell office:value-type="string">
            <text:p>SOT150P696X180-5N</text:p>
          </table:table-cell>
          <table:table-cell office:value-type="string">
            <text:p>U22</text:p>
          </table:table-cell>
          <table:table-cell office:value-type="string">
            <text:p>Linear <text:s/>Regulator</text:p>
          </table:table-cell>
          <table:table-cell table:number-columns-repeated="3"/>
          <table:table-cell office:value-type="string">
            <text:p>LP38692MP-ADJ</text:p>
          </table:table-cell>
          <table:table-cell office:value-type="float" office:value="1008058">
            <text:p>1008058</text:p>
          </table:table-cell>
          <table:table-cell office:value-type="string">
            <text:p>41K7473</text:p>
          </table:table-cell>
          <table:table-cell office:value-type="string">
            <text:p>SOT-223-5</text:p>
          </table:table-cell>
          <table:table-cell/>
          <table:table-cell office:value-type="string">
            <text:p>NationalSemiconductor</text:p>
          </table:table-cell>
          <table:table-cell table:number-columns-repeated="3"/>
        </table:table-row>
        <table:table-row table:style-name="ro2">
          <table:table-cell table:formula="of:=[.B37]*[.C37]" office:value-type="float" office:value="400">
            <text:p>40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LT3015EMSEM</text:p>
          </table:table-cell>
          <table:table-cell office:value-type="string">
            <text:p>SOP65P490X110H-13N</text:p>
          </table:table-cell>
          <table:table-cell office:value-type="string">
            <text:p>U14</text:p>
          </table:table-cell>
          <table:table-cell office:value-type="string">
            <text:p>Linear Regulator</text:p>
          </table:table-cell>
          <table:table-cell table:number-columns-repeated="12"/>
        </table:table-row>
        <table:table-row table:style-name="ro2">
          <table:table-cell table:formula="of:=[.B38]*[.C38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C</text:p>
          </table:table-cell>
          <table:table-cell office:value-type="string">
            <text:p>R-EU_R0402</text:p>
          </table:table-cell>
          <table:table-cell office:value-type="string">
            <text:p>R0402</text:p>
          </table:table-cell>
          <table:table-cell office:value-type="string">
            <text:p>R27</text:p>
          </table:table-cell>
          <table:table-cell office:value-type="string">
            <text:p>RESISTOR, European symbol</text:p>
          </table:table-cell>
          <table:table-cell table:number-columns-repeated="7"/>
          <table:table-cell office:value-type="string">
            <text:p>*</text:p>
          </table:table-cell>
          <table:table-cell table:number-columns-repeated="4"/>
        </table:table-row>
        <table:table-row table:style-name="ro2">
          <table:table-cell table:formula="of:=[.B39]*[.C39]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string">
            <text:p>UA_TPPAD1-13</text:p>
          </table:table-cell>
          <table:table-cell office:value-type="string">
            <text:p>UA_P1-13</text:p>
          </table:table-cell>
          <table:table-cell office:value-type="string">
            <text:p>T2, T4, T5D, T6, T7, TG4, TG5, TM5, TVN3</text:p>
          </table:table-cell>
          <table:table-cell office:value-type="string">
            <text:p>Test pad</text:p>
          </table:table-cell>
          <table:table-cell table:number-columns-repeated="7"/>
          <table:table-cell office:value-type="string">
            <text:p>*</text:p>
          </table:table-cell>
          <table:table-cell table:number-columns-repeated="4"/>
        </table:table-row>
        <table:table-row table:style-name="ro2">
          <table:table-cell table:formula="of:=[.B40]*[.C40]"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ZXCT1109SA-7</text:p>
          </table:table-cell>
          <table:table-cell office:value-type="string">
            <text:p>SOT91P240X110-3N</text:p>
          </table:table-cell>
          <table:table-cell office:value-type="string">
            <text:p>U7</text:p>
          </table:table-cell>
          <table:table-cell office:value-type="string">
            <text:p>LOW POWER HIGH-SIDE CURRENT MONITORS</text:p>
          </table:table-cell>
          <table:table-cell table:number-columns-repeated="3"/>
          <table:table-cell office:value-type="string">
            <text:p>ZXCT1109SA-7</text:p>
          </table:table-cell>
          <table:table-cell office:value-type="float" office:value="1904028">
            <text:p>1904028</text:p>
          </table:table-cell>
          <table:table-cell office:value-type="string">
            <text:p>55T4048</text:p>
          </table:table-cell>
          <table:table-cell office:value-type="string">
            <text:p>SOT-23-3</text:p>
          </table:table-cell>
          <table:table-cell/>
          <table:table-cell office:value-type="string">
            <text:p>DIODES INC.</text:p>
          </table:table-cell>
          <table:table-cell table:number-columns-repeated="3"/>
        </table:table-row>
        <table:table-row table:style-name="ro1">
          <table:table-cell table:formula="of:=[.B41]*[.C41]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c</text:p>
          </table:table-cell>
          <table:table-cell office:value-type="string">
            <text:p>CPOL-EUSMCA</text:p>
          </table:table-cell>
          <table:table-cell office:value-type="string">
            <text:p>SMC_A</text:p>
          </table:table-cell>
          <table:table-cell office:value-type="string">
            <text:p>C16, C47, C66</text:p>
          </table:table-cell>
          <table:table-cell office:value-type="string">
            <text:p>POLARIZED CAPACITOR, European symbol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2">
          <table:table-cell table:formula="of:=SUM([.A2:.A41])" office:value-type="float" office:value="6935.5">
            <text:p>6935.5</text:p>
          </table:table-cell>
          <table:table-cell table:number-columns-repeated="19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formula="of:=[.B46]*[.A46]" office:value-type="float" office:value="800">
            <text:p>800</text:p>
          </table:table-cell>
          <table:table-cell table:number-columns-repeated="17"/>
        </table:table-row>
        <table:table-row table:style-name="ro2">
          <table:table-cell office:value-type="float" office:value="303">
            <text:p>303</text:p>
          </table:table-cell>
          <table:table-cell table:number-columns-repeated="19"/>
        </table:table-row>
        <table:table-row table:style-name="ro2">
          <table:table-cell office:value-type="float" office:value="500">
            <text:p>500</text:p>
          </table:table-cell>
          <table:table-cell table:number-columns-repeated="19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number-columns-repeated="3"/>
          <table:table-cell office:value-type="float" office:value="6.3">
            <text:p>6.3</text:p>
          </table:table-cell>
          <table:table-cell table:formula="of:=[.D51]*25.6" office:value-type="float" office:value="161.28">
            <text:p>161.28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3.9">
            <text:p>3.9</text:p>
          </table:table-cell>
          <table:table-cell table:formula="of:=[.D52]*25.6" office:value-type="float" office:value="99.84">
            <text:p>99.84</text:p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Arial Unicode MS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S 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1/24/2017</text:date>, <text:time>20:1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4T20:10:54.18</dc:date>
    <dc:creator>Wim Beaumont</dc:creator>
    <meta:document-statistic meta:table-count="1" meta:cell-count="397" meta:object-count="0"/>
    <meta:generator>OpenOffice/4.1.1$Win32 OpenOffice.org_project/411m6$Build-9775</meta:generator>
  </office:meta>
</office:document-meta>
</file>